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5.8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Segoe UI" fo:font-size="10pt" fo:language="en" fo:country="US"/>
    </style:style>
    <style:style style:name="ce5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fo:color="#000000" style:font-name="Segoe UI" fo:font-size="10pt" fo:language="en" fo:country="US"/>
    </style:style>
    <style:style style:name="T2" style:family="text">
      <style:text-properties fo:color="#000000" style:font-name="Segoe UI" fo:font-size="10pt" fo:language="en" fo:country="US" style:font-name-asian="Segoe UI" style:font-size-asian="10pt" style:font-name-complex="Segoe UI" style:font-size-complex="5.69999980926514pt"/>
    </style:style>
    <style:style style:name="T3" style:family="text">
      <style:text-properties fo:font-size="12pt"/>
    </style:style>
    <style:style style:name="T4" style:family="text">
      <style:text-properties fo:color="#ff0000" style:font-name="Segoe UI" fo:font-size="10pt" fo:language="en" fo:country="US"/>
    </style:style>
  </office:automatic-styles>
  <office:body>
    <office:spreadsheet>
      <table:table table:name="Φύλλο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2"/>
        <table:table-column table:style-name="co9" table:default-cell-style-name="Default"/>
        <table:table-column table:style-name="co7" table:number-columns-repeated="1017" table:default-cell-style-name="Default"/>
        <table:table-row table:style-name="ro1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/>
          <table:table-cell office:value-type="string">
            <text:p>The class is potentially not used.</text:p>
          </table:table-cell>
          <table:table-cell table:number-columns-repeated="1017"/>
        </table:table-row>
        <table:table-row table:style-name="ro2">
          <table:table-cell office:value-type="string">
            <text:p>Unnecessary Abstraction</text:p>
          </table:table-cell>
          <table:table-cell office:value-type="string">
            <text:p>Refactor</text:p>
          </table:table-cell>
          <table:table-cell office:value-type="string">
            <text:p>HDTUninstaller</text:p>
          </table:table-cell>
          <table:table-cell office:value-type="string">
            <text:p>HDTUninstaller.Properties</text:p>
          </table:table-cell>
          <table:table-cell office:value-type="string">
            <text:p>Settings</text:p>
          </table:table-cell>
          <table:table-cell/>
          <table:table-cell office:value-type="string">
            <text:p>The abstraction might not be required</text:p>
          </table:table-cell>
          <table:table-cell table:number-columns-repeated="1017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ce1" office:value-type="string">
            <text:p>Connect</text:p>
          </table:table-cell>
          <table:table-cell table:number-columns-repeated="1018"/>
        </table:table-row>
        <table:table-row table:style-name="ro1">
          <table:table-cell office:value-type="string">
            <text:p>Missing Default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ce1" office:value-type="string">
            <text:p>Connect</text:p>
          </table:table-cell>
          <table:table-cell office:value-type="string">
            <text:p>No default</text:p>
          </table:table-cell>
          <table:table-cell table:number-columns-repeated="1017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table:number-columns-repeated="2" office:value-type="string">
            <text:p>HDTUpdate</text:p>
          </table:table-cell>
          <table:table-cell office:value-type="string">
            <text:p>Program</text:p>
          </table:table-cell>
          <table:table-cell table:style-name="ce1" office:value-type="string">
            <text:p>Update</text:p>
          </table:table-cell>
          <table:table-cell table:number-columns-repeated="1018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2" office:value-type="string">
            <text:p>HDTUpdate</text:p>
          </table:table-cell>
          <table:table-cell office:value-type="string">
            <text:p>Program</text:p>
          </table:table-cell>
          <table:table-cell table:style-name="ce1" office:value-type="string">
            <text:p>Main</text:p>
          </table:table-cell>
          <table:table-cell office:value-type="string">
            <text:p>args.length != 2 doesnt provide essential information. Change 2 into something meaningful</text:p>
          </table:table-cell>
          <table:table-cell table:number-columns-repeated="1017"/>
        </table:table-row>
        <table:table-row table:style-name="ro1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PI</text:p>
          </table:table-cell>
          <table:table-cell table:style-name="ce2"/>
          <table:table-cell/>
          <table:table-cell office:value-type="string">
            <text:p>Too many cyclic dependencies, the program is almost unmaintanable</text:p>
          </table:table-cell>
          <table:table-cell table:number-columns-repeated="1017"/>
        </table:table-row>
        <table:table-row table:style-name="ro3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DeckPicker</text:p>
          </table:table-cell>
          <table:table-cell table:style-name="ce2"/>
          <table:table-cell/>
          <table:table-cell office:value-type="string">
            <text:p>Too many cyclic dependencies, the program is almost unmaintanable</text:p>
          </table:table-cell>
          <table:table-cell table:number-columns-repeated="1017"/>
        </table:table-row>
        <table:table-row table:style-name="ro3">
          <table:table-cell office:value-type="string">
            <text:p>Unstable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table:style-name="ce2"/>
          <table:table-cell/>
          <table:table-cell office:value-type="string">
            <text:p>The Dependency should be in the direction of the stability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Enums</text:p>
          </table:table-cell>
          <table:table-cell table:style-name="ce2"/>
          <table:table-cell/>
          <table:table-cell table:style-name="ce3" office:value-type="string">
            <text:p>Number of classes in the component are: 39 Components should have less classes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table:style-name="ce2"/>
          <table:table-cell/>
          <table:table-cell table:style-name="ce3" office:value-type="string">
            <text:p>Number of classes in the component are: 46 .Component should have less classes.</text:p>
          </table:table-cell>
          <table:table-cell table:number-columns-repeated="1017"/>
        </table:table-row>
        <table:table-row table:style-name="ro3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nnotations</text:p>
          </table:table-cell>
          <table:table-cell table:style-name="ce2"/>
          <table:table-cell/>
          <table:table-cell table:style-name="ce4" office:value-type="string">
            <text:p>Number of classes in the component are: 38 Components should have less classes.</text:p>
          </table:table-cell>
          <table:table-cell table:number-columns-repeated="1017"/>
        </table:table-row>
        <table:table-row table:style-name="ro3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.Entities</text:p>
          </table:table-cell>
          <table:table-cell table:style-name="ce2"/>
          <table:table-cell/>
          <table:table-cell office:value-type="string">
            <text:p>The Dependency should be in the direction of the stability.</text:p>
          </table:table-cell>
          <table:table-cell table:number-columns-repeated="1017"/>
        </table:table-row>
        <table:table-row table:style-name="ro3">
          <table:table-cell office:value-type="string">
            <text:p>Feature Concentr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DeckPicker</text:p>
          </table:table-cell>
          <table:table-cell table:style-name="ce2"/>
          <table:table-cell/>
          <table:table-cell office:value-type="string">
            <text:p>There are a lot of i<text:span text:style-name="T1">ndependent sets </text:span><text:span text:style-name="T1">of related classes </text:span><text:span text:style-name="T1">within this </text:span><text:span text:style-name="T1">component </text:span></text:p>
          </table:table-cell>
          <table:table-cell table:number-columns-repeated="1017"/>
        </table:table-row>
        <table:table-row table:style-name="ro3">
          <table:table-cell office:value-type="string">
            <text:p>Feature Concentr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Stats.Arena</text:p>
          </table:table-cell>
          <table:table-cell table:style-name="Default"/>
          <table:table-cell/>
          <table:table-cell office:value-type="string">
            <text:p>There are a lot of i<text:span text:style-name="T1">ndependent sets </text:span><text:span text:style-name="T1">of related classes </text:span><text:span text:style-name="T1">within this </text:span><text:span text:style-name="T1">component </text:span></text:p>
          </table:table-cell>
          <table:table-cell table:number-columns-repeated="1017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Drop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Default"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</table:table-row>
        <table:table-row table:style-name="ro1">
          <table:table-cell office:value-type="string">
            <text:p>Scattered Functionalit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table:style-name="ce2"/>
          <table:table-cell/>
          <table:table-cell office:value-type="string">
            <text:p>Same concern on both components</text:p>
          </table:table-cell>
          <table:table-cell table:number-columns-repeated="1017"/>
        </table:table-row>
        <table:table-row table:style-name="ro1">
          <table:table-cell office:value-type="string">
            <text:p>Dense Structure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<text:s/>354 components</text:p>
          </table:table-cell>
          <table:table-cell table:style-name="ce2"/>
          <table:table-cell/>
          <table:table-cell table:style-name="ce5" office:value-type="string">
            <text:p>Dependenices among 354 components</text:p>
          </table:table-cell>
          <table:table-cell table:number-columns-repeated="1017"/>
        </table:table-row>
        <table:table-row table:style-name="ro3">
          <table:table-cell office:value-type="string">
            <text:p>Scattered Functionalit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table:style-name="ce2"/>
          <table:table-cell/>
          <table:table-cell office:value-type="string">
            <text:p>Same concern on both components</text:p>
          </table:table-cell>
          <table:table-cell table:number-columns-repeated="1017"/>
        </table:table-row>
        <table:table-row table:style-name="ro3">
          <table:table-cell office:value-type="string">
            <text:p>Broken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Themes</text:p>
          </table:table-cell>
          <table:table-cell office:value-type="string">
            <text:p>DefaultBarImageBuilder</text:p>
          </table:table-cell>
          <table:table-cell/>
          <table:table-cell office:value-type="string">
            <text:p>This component <text:span text:style-name="T1">does not </text:span><text:span text:style-name="T1">implement or </text:span><text:span text:style-name="T1">override any </text:span><text:span text:style-name="T1">method from it's </text:span><text:span text:style-name="T1">supertype</text:span></text:p>
          </table:table-cell>
          <table:table-cell table:number-columns-repeated="1017"/>
        </table:table-row>
        <table:table-row table:style-name="ro3">
          <table:table-cell office:value-type="string">
            <text:p>Broken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Stats</text:p>
          </table:table-cell>
          <table:table-cell office:value-type="string">
            <text:p>ArenaReward</text:p>
          </table:table-cell>
          <table:table-cell table:number-columns-repeated="1019"/>
        </table:table-row>
        <table:table-row table:style-name="ro3">
          <table:table-cell office:value-type="string">
            <text:p>Broken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faultDecks</text:p>
          </table:table-cell>
          <table:table-cell/>
          <table:table-cell office:value-type="string">
            <text:p>They are all types of cards, so they should have been together in an abstraction</text:p>
          </table:table-cell>
          <table:table-cell table:number-columns-repeated="1017"/>
        </table:table-row>
        <table:table-row table:style-name="ro3">
          <table:table-cell office:value-type="string">
            <text:p>Cyclically-depend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CollectionHelper</text:p>
          </table:table-cell>
          <table:table-cell/>
          <table:table-cell office:value-type="string">
            <text:p>Codependency exists</text:p>
          </table:table-cell>
          <table:table-cell table:number-columns-repeated="1017"/>
        </table:table-row>
        <table:table-row table:style-name="ro3">
          <table:table-cell office:value-type="string">
            <text:p>Cyclically-depend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PI</text:p>
          </table:table-cell>
          <table:table-cell office:value-type="string">
            <text:p>DeckManagerEvents</text:p>
          </table:table-cell>
          <table:table-cell/>
          <table:table-cell office:value-type="string">
            <text:p>Codependency exists</text:p>
          </table:table-cell>
          <table:table-cell table:number-columns-repeated="1017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Secrets</text:p>
          </table:table-cell>
          <table:table-cell/>
          <table:table-cell office:value-type="string">
            <text:p>The fields should not be allowed to be accessed publicly</text:p>
          </table:table-cell>
          <table:table-cell table:number-columns-repeated="1017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Drop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faultDecks</text:p>
          </table:table-cell>
          <table:table-cell/>
          <table:table-cell office:value-type="string">
            <text:p>It is not very important to hide these fields</text:p>
          </table:table-cell>
          <table:table-cell table:number-columns-repeated="1017"/>
        </table:table-row>
        <table:table-row table:style-name="ro1">
          <table:table-cell office:value-type="string">
            <text:p>Duplicat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Enums</text:p>
          </table:table-cell>
          <table:table-cell office:value-type="string">
            <text:p>DeckType</text:p>
          </table:table-cell>
          <table:table-cell/>
          <table:table-cell office:value-type="string">
            <text:p>The abstractions should have more meaningful and specific names</text:p>
          </table:table-cell>
          <table:table-cell table:number-columns-repeated="1017"/>
        </table:table-row>
        <table:table-row table:style-name="ro3">
          <table:table-cell office:value-type="string">
            <text:p>Duplicat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Settings</text:p>
          </table:table-cell>
          <table:table-cell table:number-columns-repeated="1019"/>
        </table:table-row>
        <table:table-row table:style-name="ro1">
          <table:table-cell office:value-type="string">
            <text:p>Hub-like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re</text:p>
          </table:table-cell>
          <table:table-cell table:number-columns-repeated="1019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LogConfig</text:p>
          </table:table-cell>
          <table:table-cell office:value-type="string">
            <text:p>LogConfigUpdater</text:p>
          </table:table-cell>
          <table:table-cell/>
          <table:table-cell office:value-type="string">
            <text:p>The Run class should become a method of LogConfigUpdatet</text:p>
          </table:table-cell>
          <table:table-cell table:number-columns-repeated="1017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Themes</text:p>
          </table:table-cell>
          <table:table-cell office:value-type="string">
            <text:p>CardBarImageBuilder</text:p>
          </table:table-cell>
          <table:table-cell/>
          <table:table-cell office:value-type="string">
            <text:p>The Build class should become a method of CardBarImageBuilder</text:p>
          </table:table-cell>
          <table:table-cell table:number-columns-repeated="1017"/>
        </table:table-row>
        <table:table-row table:style-name="ro3">
          <table:table-cell office:value-type="string">
            <text:p>Insuffici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ck</text:p>
          </table:table-cell>
          <table:table-cell/>
          <table:table-cell office:value-type="string">
            <text:p>Too many methods. Further decomposition required</text:p>
          </table:table-cell>
          <table:table-cell table:number-columns-repeated="1017"/>
        </table:table-row>
        <table:table-row table:style-name="ro1">
          <table:table-cell office:value-type="string">
            <text:p>Insuffici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Stats</text:p>
          </table:table-cell>
          <table:table-cell office:value-type="string">
            <text:p>GameStats</text:p>
          </table:table-cell>
          <table:table-cell/>
          <table:table-cell office:value-type="string">
            <text:p>Too many methods. Further decomposition required</text:p>
          </table:table-cell>
          <table:table-cell table:number-columns-repeated="1017"/>
        </table:table-row>
        <table:table-row table:style-name="ro4">
          <table:table-cell office:value-type="string">
            <text:p>Rebellious Hierarchy</text:p>
          </table:table-cell>
          <table:table-cell office:value-type="string">
            <text:p>Drop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Stats</text:p>
          </table:table-cell>
          <table:table-cell office:value-type="string">
            <text:p>GameStats</text:p>
          </table:table-cell>
          <table:table-cell/>
          <table:table-cell office:value-type="string">
            <text:p>The methods that reject the supertype's are : <text:span text:style-name="T2">GetHashCode' </text:span><text:span text:style-name="T2">ToString. A class is </text:span><text:span text:style-name="T2">common to </text:span><text:span text:style-name="T2">override the </text:span><text:span text:style-name="T2">toString method</text:span></text:p>
          </table:table-cell>
          <table:table-cell table:number-columns-repeated="1017"/>
        </table:table-row>
        <table:table-row table:style-name="ro3">
          <table:table-cell office:value-type="string">
            <text:p>Wide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MVVM</text:p>
          </table:table-cell>
          <table:table-cell office:value-type="string">
            <text:p>ViewModel</text:p>
          </table:table-cell>
          <table:table-cell/>
          <table:table-cell office:value-type="string">
            <text:p>More intermediate abstractions may be necessary</text:p>
          </table:table-cell>
          <table:table-cell table:number-columns-repeated="1017"/>
        </table:table-row>
        <table:table-row table:style-name="ro3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sReplay.Utility</text:p>
          </table:table-cell>
          <table:table-cell office:value-type="string">
            <text:p>Utf8StringComperer</text:p>
          </table:table-cell>
          <table:table-cell/>
          <table:table-cell table:style-name="ce1" office:value-type="string">
            <text:p>Abstraction is left unused </text:p>
          </table:table-cell>
          <table:table-cell table:number-columns-repeated="1017"/>
        </table:table-row>
        <table:table-row table:style-name="ro3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Updating</text:p>
          </table:table-cell>
          <table:table-cell office:value-type="string">
            <text:p>ReleaseUrls</text:p>
          </table:table-cell>
          <table:table-cell/>
          <table:table-cell table:style-name="ce1" office:value-type="string">
            <text:p>Abstraction is left unused </text:p>
          </table:table-cell>
          <table:table-cell table:number-columns-repeated="1017"/>
        </table:table-row>
        <table:table-row table:style-name="ro3">
          <table:table-cell office:value-type="string">
            <text:p>Missing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number-columns-repeated="1019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Secrets</text:p>
          </table:table-cell>
          <table:table-cell table:number-columns-repeated="1019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Update</text:p>
          </table:table-cell>
          <table:table-cell table:style-name="ce6" office:value-type="string">
            <text:p>"!_game.IsInMenu &amp;&amp; _game.IsMulliganDone &amp;&amp; User32.IsHearthstoneInForeground() &amp;&amp; IsVisible” is very complex.</text:p>
          </table:table-cell>
          <table:table-cell table:number-columns-repeated="1017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UpdateCardTooltip</text:p>
          </table:table-cell>
          <table:table-cell table:style-name="ce7" office:value-type="string">
            <text:p>"(StackPanelSecrets.IsVisible <text:s text:c="6"/>&amp;&amp; (PointInsideControl(StackPanelSecrets.PointFromScreen(new Point(pos.X' pos.Y))' StackPanelSecrets.ActualWidth' <text:s text:c="14"/>StackPanelSecrets.ActualHeight' new Thickness(20))) || relativePos.X &lt; 170 &amp;&amp; relativePos.Y &gt; Height - 120)" <text:s/>is complex.</text:p>
          </table:table-cell>
          <table:table-cell table:number-columns-repeated="1017"/>
        </table:table-row>
        <table:table-row table:style-name="ro3">
          <table:table-cell office:value-type="string">
            <text:p>Complex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MouseInputOnMouseMoved</text:p>
          </table:table-cell>
          <table:table-cell office:value-type="string">
            <text:p>Method is very complex</text:p>
          </table:table-cell>
          <table:table-cell table:number-columns-repeated="1017"/>
        </table:table-row>
        <table:table-row table:style-name="ro3">
          <table:table-cell office:value-type="string">
            <text:p>Complex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PowerHandler</text:p>
          </table:table-cell>
          <table:table-cell table:style-name="ce1" office:value-type="string">
            <text:p>Handle</text:p>
          </table:table-cell>
          <table:table-cell office:value-type="string">
            <text:p>Method is very complex</text:p>
          </table:table-cell>
          <table:table-cell table:number-columns-repeated="1017"/>
        </table:table-row>
        <table:table-row table:style-name="ro3">
          <table:table-cell office:value-type="string">
            <text:p>Empty Catch Block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Importing.Websites</text:p>
          </table:table-cell>
          <table:table-cell office:value-type="string">
            <text:p>Arenavalue</text:p>
          </table:table-cell>
          <table:table-cell table:style-name="ce1" office:value-type="string">
            <text:p>Import</text:p>
          </table:table-cell>
          <table:table-cell office:value-type="string">
            <text:p>No catch block</text:p>
          </table:table-cell>
          <table:table-cell table:number-columns-repeated="1017"/>
        </table:table-row>
        <table:table-row table:style-name="ro3">
          <table:table-cell office:value-type="string">
            <text:p>Empty Catch Block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MainWindow</text:p>
          </table:table-cell>
          <table:table-cell table:style-name="ce1" office:value-type="string">
            <text:p>Window_Closing</text:p>
          </table:table-cell>
          <table:table-cell office:value-type="string">
            <text:p>No catch block</text:p>
          </table:table-cell>
          <table:table-cell table:number-columns-repeated="1017"/>
        </table:table-row>
        <table:table-row table:style-name="ro1">
          <table:table-cell office:value-type="string">
            <text:p>Long Identifie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nfig</text:p>
          </table:table-cell>
          <table:table-cell/>
          <table:table-cell table:style-name="ce6" office:value-type="string">
            <text:p>The name is AttackIconOpponentVerticalPosition.</text:p>
          </table:table-cell>
          <table:table-cell table:number-columns-repeated="1017"/>
        </table:table-row>
        <table:table-row table:style-name="ro5">
          <table:table-cell office:value-type="string">
            <text:p>Long Identifie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nfig</text:p>
          </table:table-cell>
          <table:table-cell/>
          <table:table-cell table:style-name="ce8" office:value-type="string">
            <text:p><text:span text:style-name="T3">The name is </text:span><text:span text:style-name="T4">ConstructedStatsTi</text:span><text:span text:style-name="T4">meFrameCustomSt</text:span><text:span text:style-name="T4">art </text:span><text:span text:style-name="T3">.</text:span></text:p>
          </table:table-cell>
          <table:table-cell table:number-columns-repeated="1017"/>
        </table:table-row>
        <table:table-row table:style-name="ro3">
          <table:table-cell office:value-type="string">
            <text:p>Long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PowerHandler</text:p>
          </table:table-cell>
          <table:table-cell table:style-name="ce1" office:value-type="string">
            <text:p>Handle</text:p>
          </table:table-cell>
          <table:table-cell office:value-type="string">
            <text:p>377 lines of code</text:p>
          </table:table-cell>
          <table:table-cell table:number-columns-repeated="1017"/>
        </table:table-row>
        <table:table-row table:style-name="ro3">
          <table:table-cell office:value-type="string">
            <text:p>Long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</text:p>
          </table:table-cell>
          <table:table-cell office:value-type="string">
            <text:p>ConfigManager</text:p>
          </table:table-cell>
          <table:table-cell table:style-name="ce1" office:value-type="string">
            <text:p>ConvertLegacyConfig</text:p>
          </table:table-cell>
          <table:table-cell office:value-type="string">
            <text:p>268 lines of code</text:p>
          </table:table-cell>
          <table:table-cell table:number-columns-repeated="1017"/>
        </table:table-row>
        <table:table-row table:style-name="ro3">
          <table:table-cell office:value-type="string">
            <text:p>Long Parameter Lis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TagChangeActions</text:p>
          </table:table-cell>
          <table:table-cell table:style-name="ce1" office:value-type="string">
            <text:p>ZoneChangeFromPlay</text:p>
          </table:table-cell>
          <table:table-cell office:value-type="string">
            <text:p>7 parameters</text:p>
          </table:table-cell>
          <table:table-cell table:number-columns-repeated="1017"/>
        </table:table-row>
        <table:table-row table:style-name="ro3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FlyoutControls.Options</text:p>
          </table:table-cell>
          <table:table-cell office:value-type="string">
            <text:p>OptionsSearch</text:p>
          </table:table-cell>
          <table:table-cell table:style-name="ce1" office:value-type="string">
            <text:p>LoadWrappers</text:p>
          </table:table-cell>
          <table:table-cell table:style-name="ce7" office:value-type="string">
            <text:p>The length of the statement <text:s/>" <text:s text:c="3"/>new UserControlWrapper(Core.MainWindow.Options.OptionsTrackerHotKeys' nameof(Core.MainWindow.Options.OptionsTrackerHotKeys))'" is 125.</text:p>
          </table:table-cell>
          <table:table-cell table:number-columns-repeated="1017"/>
        </table:table-row>
        <table:table-row table:style-name="ro3">
          <table:table-cell office:value-type="string">
            <text:p>Virtual Method Call from Constructo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MainWindow</text:p>
          </table:table-cell>
          <table:table-cell table:style-name="ce1" office:value-type="string">
            <text:p>MainWindow</text:p>
          </table:table-cell>
          <table:table-cell table:number-columns-repeated="1018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table:number-columns-repeated="2" office:value-type="string">
            <text:p>HearthWatcher</text:p>
          </table:table-cell>
          <table:table-cell office:value-type="string">
            <text:p>DungeonRunWatcher</text:p>
          </table:table-cell>
          <table:table-cell table:style-name="ce1" office:value-type="string">
            <text:p>Update</text:p>
          </table:table-cell>
          <table:table-cell table:style-name="ce7" office:value-type="string">
            <text:p>The conditional expression <text:s/>"_prevCards == null || !dungeonInfo.DbfIds.SequenceEqual(_prevCards) <text:s text:c="6"/>|| _prevLootChoice != dungeonInfo.PlayerChosenLoot <text:s text:c="6"/>|| _prevTreasureChoice != dungeonInfo.PlayerChosenTreasure" <text:s/>is complex.</text:p>
          </table:table-cell>
          <table:table-cell table:number-columns-repeated="1017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2" office:value-type="string">
            <text:p>HearthWatcher</text:p>
          </table:table-cell>
          <table:table-cell office:value-type="string">
            <text:p>LogWatcher</text:p>
          </table:table-cell>
          <table:table-cell table:style-name="ce1" office:value-type="string">
            <text:p>Stop</text:p>
          </table:table-cell>
          <table:table-cell table:style-name="ce7" office:value-type="string">
            <text:p>await Task.Delay(50);. 50 should be put in a descriptive field and then used.</text:p>
          </table:table-cell>
          <table:table-cell table:number-columns-repeated="1017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table:number-columns-repeated="2" office:value-type="string">
            <text:p>ResourceGenerator</text:p>
          </table:table-cell>
          <table:table-cell office:value-type="string">
            <text:p>Program</text:p>
          </table:table-cell>
          <table:table-cell table:style-name="ce1" office:value-type="string">
            <text:p>Main</text:p>
          </table:table-cell>
          <table:table-cell table:style-name="ce7" office:value-type="string">
            <text:p>The length of the statement <text:s/>" <text:s text:c="2"/>ServicePointManager.SecurityProtocol = SecurityProtocolType.Tls12 | SecurityProtocolType.Tls11 | SecurityProtocolType.Tls;" is 122.</text:p>
          </table:table-cell>
          <table:table-cell table:number-columns-repeated="1017"/>
        </table:table-row>
      </table:table>
      <table:table table:name="Φύλλο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4/21/2018</text:date>, <text:time>00:49:36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son Nissopoulos</meta:initial-creator>
    <meta:creation-date>2018-04-08T17:49:56.76</meta:creation-date>
    <meta:generator>OpenOffice/4.1.5$Win32 OpenOffice.org_project/415m1$Build-9789</meta:generator>
    <dc:date>2018-04-21T00:49:36.69</dc:date>
    <dc:creator>Iason Nissopoulos</dc:creator>
    <meta:editing-duration>PT2H57M16S</meta:editing-duration>
    <meta:editing-cycles>56</meta:editing-cycles>
    <meta:document-statistic meta:table-count="3" meta:cell-count="1200" meta:object-count="0"/>
  </office:meta>
</office:document-meta>
</file>